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7"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 table:number-rows-repeated="104848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03:30:08.79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8T03:32:09.348000000</dc:date>
    <meta:editing-duration>P2DT22H47M48S</meta:editing-duration>
    <meta:editing-cycles>1130</meta:editing-cycles>
    <meta:document-statistic meta:table-count="2" meta:cell-count="3790" meta:object-count="0"/>
    <meta:user-defined meta:name="qrichtext">1</meta:user-defined>
  </office:meta>
</office:document-meta>
</file>